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058cm"/>
    </style:style>
    <style:style style:name="co3" style:family="table-column">
      <style:table-column-properties fo:break-before="auto" style:column-width="15.005cm"/>
    </style:style>
    <style:style style:name="ro1" style:family="table-row">
      <style:table-row-properties style:row-height="0.452cm" fo:break-before="auto" style:use-optimal-row-height="true"/>
    </style:style>
    <style:style style:name="ro2" style:family="table-row">
      <style:table-row-properties style:row-height="4.00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5.18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office:value-type="string" calcext:value-type="string">
            <text:p>modalidade</text:p>
          </table:table-cell>
          <table:table-cell office:value-type="string" calcext:value-type="string">
            <text:p>titulo</text:p>
          </table:table-cell>
          <table:table-cell office:value-type="string" calcext:value-type="string">
            <text:p>resumo</text:p>
          </table:table-cell>
          <table:table-cell office:value-type="string" calcext:value-type="string">
            <text:p>palavras</text:p>
          </table:table-cell>
          <table:table-cell table:number-columns-repeated="1020"/>
        </table:table-row>
        <table:table-row table:style-name="ro2">
          <table:table-cell office:value-type="string" calcext:value-type="string">
            <text:p>Extensão</text:p>
          </table:table-cell>
          <table:table-cell office:value-type="string" calcext:value-type="string">
            <text:p>Construindo sua aplicação com Styled Components no Vue.js</text:p>
          </table:table-cell>
          <table:table-cell office:value-type="string" calcext:value-type="string">
            <text:p>O Styled-Components é uma biblioteca muito popular dentro da comunidade React e do React Native, e agora você poderá utilizá-la no Vue.js. Olá pessoal, estou de volta! Para quem não conhece, o Styled-Components é uma biblioteca muito popular dentro da comunidade React e do React Native, onde ela proporciona ao desenvolvedor criar seus códigos CSS dentro do JavaScript. Quem desenvolve com Vue sabe a facilidade que é trabalhar com a estilização dos componentes, utilizando o CSS juntamente com o HTML e o JavaScript num único arquivo; e tudo isso graças ao poder do SFC (Single File Components). Esse foi sem dúvida, um ponto muito positivo e que ajudou a impulsionar a popularidade do Vue na comunidade Front-end.</text:p>
          </table:table-cell>
          <table:table-cell office:value-type="string" calcext:value-type="string">
            <text:p>Porém, nos últimos meses, tenho utilizado o React no desenvolvimento de um projeto de grande porte</text:p>
          </table:table-cell>
          <table:table-cell table:number-columns-repeated="1020"/>
        </table:table-row>
        <table:table-row table:style-name="ro3">
          <table:table-cell office:value-type="string" calcext:value-type="string">
            <text:p>PIB</text:p>
          </table:table-cell>
          <table:table-cell office:value-type="string" calcext:value-type="string">
            <text:p>Trabalhando com Mixins no Vue.js</text:p>
          </table:table-cell>
          <table:table-cell office:value-type="string" calcext:value-type="string">
            <text:p>Mixins são uma forma flexível de distribuir funcionalidade reutilizável em diversos componentes Vue. Fala galera! Dentro dos meus trabalhos com Vue, eu venho adquirindo muita experiência no desenvolvimento de componentes e reaproveitamento dos mesmos nas aplicações, ganhando assim, agilidade, tempo, recursos, entre outros. E nos últimos projetos eu vinha percebendo que alguns dos meus componentes tinham códigos bastante semelhantes, entre os quais, alguns methods, computed properties. Era muito código que eu praticamente copiava e colava de um componente para outro, mudando pequenos detalhes e isso me chamou a atenção, ai fui buscar mais informações na internet, principalmente na documentação do próprio Vue.js, e também no telegram, no grupo Vuejs Brasil. Acabei descobrindo que existe uma funcionalidade fantástica que são os Mixins , onde a própria documentação dá uma clara explicação:</text:p>
          </table:table-cell>
          <table:table-cell office:value-type="string" calcext:value-type="string">
            <text:p>Mixins são uma forma flexível de distribuir funcionalidade reutilizável em diversos componentes Vue</text:p>
          </table:table-cell>
          <table:table-cell table:number-columns-repeated="1020"/>
        </table:table-row>
        <table:table-row table:style-name="ro2">
          <table:table-cell office:value-type="string" calcext:value-type="string">
            <text:p>PID</text:p>
          </table:table-cell>
          <table:table-cell office:value-type="string" calcext:value-type="string">
            <text:p>Lançada a versão 2.6 do Vuejs</text:p>
          </table:table-cell>
          <table:table-cell office:value-type="string" calcext:value-type="string">
            <text:p>Um dia após o Vuejs completar 5 aninhos, a versão 2.6 do Vuejs finalmente foi lançada sob o codnome “Macross”. Como no último ano a dedicação da equipe estava voltada para o Vue Cli 3, as versões do Vue 2.X não estavam recebendo atualizações mais significativas. E esta hora chegou! A versão 2.6 combina várias melhorias internas, e alguns novos recursos que serão comentados nesse post. Se você deseja ver um detalhamento completo das mudanças, acesse este link. Slots: Houveram mudanças significativas na especificação dos slots, como por exemplo uma nova sintaxe. Mas é preciso deixar claro que a sintaxe antiga também vai continuar funcionando. Nova sintaxe: Agora a sintaxe dos slots está baseada em diretivas, o que difere um pouco da versão anterior, onde tínhamos um componente chamado “slot”.</text:p>
          </table:table-cell>
          <table:table-cell office:value-type="string" calcext:value-type="string">
            <text:p>A nova sintaxe não afeta a sintaxe antiga, ambas continuarão sendo totalmente compatíveis</text:p>
          </table:table-cell>
          <table:table-cell table:number-columns-repeated="1020"/>
        </table:table-row>
        <table:table-row table:style-name="ro4">
          <table:table-cell office:value-type="string" calcext:value-type="string">
            <text:p>IC</text:p>
          </table:table-cell>
          <table:table-cell office:value-type="string" calcext:value-type="string">
            <text:p>Injetando serviços em componentes de forma transparente</text:p>
          </table:table-cell>
          <table:table-cell office:value-type="string" calcext:value-type="string">
            <text:p>Este é meu primeiro artigo aqui no blog. É uma honra estar aqui com vocês e o meu objetivo é mostrar como usar serviços nos seus componentes de uma forma madura e organizada. Você provavelmente já viu alguns exemplos de aplicações utilizando Vue. Já deve ter percebido que ainda há uma fase de fragmentação quanto ao uso da ferramenta, onde vários grupos tem várias arquiteturas sendo aplicadas e testadas. Esta situação é um pouco desconfortável para alguns, mas ela espelha um momento cada vez mais comum no desenvolvimento web: POSSIBILIDADES. É muito provável que se você perguntar a cada arquiteto de cada estrutura visitada ele tenha partido de alguma experiência anterior pela qual passou e tenha organizado sua estrutura porque a que vinha usando o deixou na mão ou não escalou nesta ou naquela situação. Conosco não é muito diferente. Nosso caso era realmente a preocupação com a flexibilidade e rapidez. Precisávamos de estruturas que fossem criadas rapidamente e que fossem simples de serem atualizadas, sem ter que abrir centenas de arquivos para aplicar mudanças; esse era nosso desafio.</text:p>
          </table:table-cell>
          <table:table-cell office:value-type="string" calcext:value-type="string">
            <text:p>o conteúdo do artigo são apenas sugestões de coisas que usamos no nosso dia-a-di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7">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7T13:19:31.052041387</meta:creation-date>
    <dc:date>2021-06-17T13:28:57.987222042</dc:date>
    <meta:editing-duration>PT9M27S</meta:editing-duration>
    <meta:editing-cycles>1</meta:editing-cycles>
    <meta:document-statistic meta:table-count="1" meta:cell-count="20" meta:object-count="0"/>
    <meta:generator>LibreOffice/6.4.7.2$Linux_X86_64 LibreOffice_project/40$Build-2</meta:generator>
  </office:meta>
</office:document-meta>
</file>